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ntityManagerFactoryIntegrationTests.endTransa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EntityManagerFactoryIntegrationTests.cleanu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EntityManagerFactoryIntegrationTests.countRowsInTable( EntityManager em , String tab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ntityManagerFactoryIntegrationTests.setu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EntityManagerFactoryIntegrationTests.setComple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EntityManagerFactoryIntegrationTests.createContainerManagedEntit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tityManagerFactoryIntegrationTests.startNew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tityManagerFactoryIntegrationTests.getConfig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tityManagerFactoryIntegrationTests.setDataSourc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tityManagerFactoryIntegrationTests.close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EntityManagerFactoryIntegrationTests.countRowsInTable( String tab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tityManagerFactoryIntegrationTests.setEntityManagerFactory( EntityManagerFactory entityManag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ntityManagerFactoryIntegrationTests.deleteFromTables( String ... table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EntityManagerFactoryIntegrationTests.setTransactionManager( PlatformTransactionManager transac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tityManagerFactoryIntegrationTests.executeSqlScript( String sqlResourc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